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1.15cm"/>
      <style:paragraph-properties style:writing-mode="lr-tb"/>
    </style:style>
    <style:style style:name="gr2" style:family="graphic" style:parent-style-name="standard">
      <style:graphic-properties draw:fill="none" draw:textarea-horizontal-align="justify" draw:textarea-vertical-align="middle" draw:auto-grow-height="false" fo:min-height="1.194cm" fo:min-width="2.644cm"/>
      <style:paragraph-properties style:writing-mode="lr-tb"/>
    </style:style>
    <style:style style:name="gr3" style:family="graphic" style:parent-style-name="objectwithoutfill">
      <style:graphic-properties draw:marker-end="Arrow" draw:marker-end-width="0.3cm" draw:fill="solid" draw:textarea-vertical-align="top"/>
      <style:paragraph-properties style:writing-mode="lr-tb"/>
    </style:style>
    <style:style style:name="gr4" style:family="graphic" style:parent-style-name="objectwithoutfill">
      <style:graphic-properties draw:marker-end="Arrow" draw:marker-end-width="0.3cm" draw:fill="solid" draw:textarea-vertical-align="bottom"/>
      <style:paragraph-properties style:writing-mode="lr-tb"/>
    </style:style>
    <style:style style:name="gr5" style:family="graphic" style:parent-style-name="objectwithoutfill">
      <style:graphic-properties draw:marker-end="Arrow" draw:marker-end-width="0.3cm" draw:fill="solid" draw:textarea-vertical-align="middle"/>
    </style:style>
    <style:style style:name="gr6" style:family="graphic" style:parent-style-name="standard">
      <style:graphic-properties draw:stroke="none" svg:stroke-color="#000000" draw:fill="none" draw:fill-color="#ffffff" fo:min-height="0.85cm"/>
      <style:paragraph-properties style:writing-mode="lr-tb"/>
    </style:style>
    <style:style style:name="gr7" style:family="graphic" style:parent-style-name="standard">
      <style:graphic-properties draw:stroke="none" svg:stroke-color="#000000" draw:fill="none" draw:fill-color="#ffffff" fo:min-height="1.05cm"/>
      <style:paragraph-properties style:writing-mode="lr-tb"/>
    </style:style>
    <style:style style:name="gr8" style:family="graphic" style:parent-style-name="standard">
      <style:graphic-properties draw:fill="none" draw:textarea-horizontal-align="justify" draw:textarea-vertical-align="middle" draw:auto-grow-height="false" fo:min-height="1.194cm" fo:min-width="3.944cm"/>
      <style:paragraph-properties style:writing-mode="lr-tb"/>
    </style:style>
    <style:style style:name="gr9" style:family="graphic" style:parent-style-name="standard">
      <style:graphic-properties draw:fill="none" draw:textarea-horizontal-align="justify" draw:textarea-vertical-align="middle" draw:auto-grow-height="false" fo:min-height="1.466cm" fo:min-width="3.316cm"/>
      <style:paragraph-properties style:writing-mode="lr-tb"/>
    </style:style>
    <style:style style:name="gr10" style:family="graphic" style:parent-style-name="standard">
      <style:graphic-properties draw:fill="none" draw:textarea-horizontal-align="justify" draw:textarea-vertical-align="middle" draw:auto-grow-height="false" fo:min-height="1.327cm" fo:min-width="2.923cm"/>
      <style:paragraph-properties style:writing-mode="lr-tb"/>
    </style:style>
    <style:style style:name="gr11" style:family="graphic" style:parent-style-name="standard">
      <style:graphic-properties draw:fill="none" draw:textarea-horizontal-align="justify" draw:textarea-vertical-align="middle" draw:auto-grow-height="false" fo:min-height="0.967cm" fo:min-width="2.27cm"/>
      <style:paragraph-properties style:writing-mode="lr-tb"/>
    </style:style>
    <style:style style:name="gr12" style:family="graphic" style:parent-style-name="standard">
      <style:graphic-properties draw:fill="none" draw:textarea-horizontal-align="justify" draw:textarea-vertical-align="middle" draw:auto-grow-height="false" fo:min-height="1.646cm" fo:min-width="2.896cm"/>
      <style:paragraph-properties style:writing-mode="lr-tb"/>
    </style:style>
    <style:style style:name="gr13" style:family="graphic" style:parent-style-name="standard">
      <style:graphic-properties draw:fill="none" draw:textarea-horizontal-align="justify" draw:textarea-vertical-align="middle" draw:auto-grow-height="false" fo:min-height="1.014cm" fo:min-width="2.564cm"/>
      <style:paragraph-properties style:writing-mode="lr-tb"/>
    </style:style>
    <style:style style:name="gr14" style:family="graphic" style:parent-style-name="standard">
      <style:graphic-properties draw:fill="none" draw:textarea-horizontal-align="justify" draw:textarea-vertical-align="middle" draw:auto-grow-height="false" fo:min-height="1.057cm" fo:min-width="2.66cm"/>
      <style:paragraph-properties style:writing-mode="lr-tb"/>
    </style:style>
    <style:style style:name="gr15" style:family="graphic" style:parent-style-name="objectwithoutfill">
      <style:graphic-properties draw:marker-end="Arrow" draw:marker-end-width="0.3cm" draw:fill="solid" draw:textarea-vertical-align="middle"/>
      <style:paragraph-properties style:writing-mode="lr-tb"/>
    </style:style>
    <style:style style:name="gr16" style:family="graphic" style:parent-style-name="standard">
      <style:graphic-properties draw:stroke="none" svg:stroke-color="#000000" draw:fill="none" draw:fill-color="#ffffff" fo:min-height="3.95cm"/>
      <style:paragraph-properties style:writing-mode="lr-tb"/>
    </style:style>
    <style:style style:name="gr17" style:family="graphic" style:parent-style-name="standard">
      <style:graphic-properties draw:stroke="none" svg:stroke-color="#000000" draw:fill="none" draw:fill-color="#ffffff" fo:min-height="0.656cm"/>
      <style:paragraph-properties style:writing-mode="lr-tb"/>
    </style:style>
    <style:style style:name="gr18" style:family="graphic" style:parent-style-name="standard" style:list-style-name="L1">
      <style:graphic-properties draw:stroke="none" svg:stroke-color="#000000" draw:fill="none" draw:fill-color="#ffffff" fo:min-height="1.55cm"/>
      <style:paragraph-properties style:writing-mode="lr-tb"/>
    </style:style>
    <style:style style:name="gr19" style:family="graphic" style:parent-style-name="standard" style:list-style-name="L1">
      <style:graphic-properties draw:stroke="none" svg:stroke-color="#000000" draw:fill="none" draw:fill-color="#ffffff" fo:min-height="1.35cm"/>
      <style:paragraph-properties style:writing-mode="lr-tb"/>
    </style:style>
    <style:style style:name="gr20" style:family="graphic" style:parent-style-name="standard" style:list-style-name="L1">
      <style:graphic-properties draw:stroke="none" svg:stroke-color="#000000" draw:fill="none" draw:fill-color="#ffffff" fo:min-height="2.221cm"/>
      <style:paragraph-properties style:writing-mode="lr-tb"/>
    </style:style>
    <style:style style:name="gr21" style:family="graphic" style:parent-style-name="standard" style:list-style-name="L1">
      <style:graphic-properties draw:stroke="none" svg:stroke-color="#000000" draw:fill="none" draw:fill-color="#ffffff" fo:min-height="1.111cm"/>
      <style:paragraph-properties style:writing-mode="lr-tb"/>
    </style:style>
    <style:style style:name="gr22" style:family="graphic" style:parent-style-name="standard">
      <style:graphic-properties draw:stroke="none" svg:stroke-color="#000000" draw:fill="none" draw:fill-color="#ffffff" fo:min-height="1.111cm"/>
      <style:paragraph-properties style:writing-mode="lr-tb"/>
    </style:style>
    <style:style style:name="gr23" style:family="graphic" style:parent-style-name="standard" style:list-style-name="L1">
      <style:graphic-properties draw:stroke="none" svg:stroke-color="#000000" draw:fill="none" draw:fill-color="#ffffff" fo:min-height="0.75cm"/>
      <style:paragraph-properties style:writing-mode="lr-tb"/>
    </style:style>
    <style:style style:name="gr24" style:family="graphic" style:parent-style-name="standard" style:list-style-name="L1">
      <style:graphic-properties draw:stroke="none" svg:stroke-color="#000000" draw:fill="none" draw:fill-color="#ffffff" fo:min-height="1.111cm"/>
      <style:paragraph-properties style:writing-mode="lr-tb"/>
    </style:style>
    <style:style style:name="gr25" style:family="graphic" style:parent-style-name="standard">
      <style:graphic-properties draw:stroke="none" svg:stroke-color="#000000" draw:fill="none" draw:fill-color="#ffffff" fo:min-height="0.55cm"/>
      <style:paragraph-properties style:writing-mode="lr-tb"/>
    </style:style>
    <style:style style:name="gr26" style:family="graphic" style:parent-style-name="objectwithoutfill">
      <style:graphic-properties draw:fill="solid" draw:textarea-vertical-align="middle"/>
    </style:style>
    <style:style style:name="gr27" style:family="graphic" style:parent-style-name="standard">
      <style:graphic-properties draw:stroke="dash" draw:stroke-dash="Long_20_Dot" svg:stroke-width="0.081cm" draw:marker-start-width="0.321cm" draw:marker-end-width="0.321cm" draw:fill="none" draw:textarea-horizontal-align="justify" draw:textarea-vertical-align="middle" draw:auto-grow-height="false" fo:min-height="17.076cm" fo:min-width="22.226cm" fo:padding-top="0.165cm" fo:padding-bottom="0.165cm" fo:padding-left="0.29cm" fo:padding-right="0.29cm"/>
    </style:style>
    <style:style style:name="gr28" style:family="graphic" style:parent-style-name="standard" style:list-style-name="L1">
      <style:graphic-properties draw:stroke="none" svg:stroke-color="#000000" draw:fill="none" draw:fill-color="#ffffff" fo:min-height="1.666cm"/>
      <style:paragraph-properties style:writing-mode="lr-tb"/>
    </style:style>
    <style:style style:name="gr29" style:family="graphic" style:parent-style-name="standard">
      <style:graphic-properties draw:stroke="none" svg:stroke-color="#000000" draw:fill="none" draw:fill-color="#ffffff" fo:min-height="1.45cm"/>
      <style:paragraph-properties style:writing-mode="lr-tb"/>
    </style:style>
    <style:style style:name="P1" style:family="paragraph">
      <loext:graphic-properties draw:fill="none" draw:fill-color="#ffffff"/>
    </style:style>
    <style:style style:name="P2" style:family="paragraph">
      <style:paragraph-properties fo:text-align="center"/>
    </style:style>
    <style:style style:name="P3" style:family="paragraph">
      <loext:graphic-properties draw:fill="none"/>
      <style:paragraph-properties fo:text-align="center"/>
    </style:style>
    <style:style style:name="P4"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P5" style:family="paragraph">
      <loext:graphic-properties draw:fill="solid"/>
      <style:paragraph-properties fo:margin-top="0cm" fo:margin-bottom="0cm" fo:line-height="100%" fo:text-align="center"/>
      <style:text-properties fo:font-size="16pt" style:font-size-asian="16pt" style:font-size-complex="16pt"/>
    </style:style>
    <style:style style:name="P6" style:family="paragraph">
      <style:paragraph-properties fo:text-align="center"/>
      <style:text-properties fo:font-size="16pt" style:font-size-asian="16pt" style:font-size-complex="16pt"/>
    </style:style>
    <style:style style:name="P7" style:family="paragraph">
      <loext:graphic-properties draw:fill="solid"/>
      <style:paragraph-properties fo:text-align="center"/>
      <style:text-properties fo:font-size="16pt" style:font-size-asian="16pt" style:font-size-complex="16pt"/>
    </style:style>
    <style:style style:name="P8" style:family="paragraph">
      <loext:graphic-properties draw:fill="solid"/>
      <style:paragraph-properties fo:text-align="center"/>
    </style:style>
    <style:style style:name="P9" style:family="paragraph">
      <style:text-properties fo:font-size="16pt"/>
    </style:style>
    <style:style style:name="P10" style:family="paragraph">
      <loext:graphic-properties draw:fill="none" draw:fill-color="#ffffff"/>
      <style:text-properties fo:font-size="16pt"/>
    </style:style>
    <style:style style:name="P11" style:family="paragraph">
      <loext:graphic-properties draw:fill="none"/>
      <style:paragraph-properties fo:text-align="center"/>
      <style:text-properties fo:font-size="16pt" style:font-size-asian="16pt" style:font-size-complex="16pt"/>
    </style:style>
    <style:style style:name="P12" style:family="paragraph">
      <style:paragraph-properties fo:text-align="center"/>
      <style:text-properties fo:font-size="16pt" fo:font-weight="bold" style:font-size-asian="16pt" style:font-weight-asian="bold" style:font-size-complex="16pt" style:font-weight-complex="bold"/>
    </style:style>
    <style:style style:name="P13" style:family="paragraph">
      <loext:graphic-properties draw:fill="none"/>
      <style:paragraph-properties fo:text-align="center"/>
      <style:text-properties fo:font-size="16pt" fo:font-weight="bold" style:font-size-asian="16pt" style:font-weight-asian="bold" style:font-size-complex="16pt" style:font-weight-complex="bold"/>
    </style:style>
    <style:style style:name="P14" style:family="paragraph">
      <loext:graphic-properties draw:fill="solid"/>
      <style:paragraph-properties fo:text-align="center"/>
      <style:text-properties fo:font-size="14pt" style:font-size-asian="14pt" style:font-size-complex="14pt"/>
    </style:style>
    <style:style style:name="P15" style:family="paragraph">
      <style:text-properties fo:font-size="14pt" style:font-size-asian="14pt" style:font-size-complex="14pt"/>
    </style:style>
    <style:style style:name="P16" style:family="paragraph">
      <loext:graphic-properties draw:fill="none" draw:fill-color="#ffffff"/>
      <style:text-properties fo:font-size="14pt" style:font-size-asian="14pt" style:font-size-complex="14pt"/>
    </style:style>
    <style:style style:name="P17" style:family="paragraph">
      <loext:graphic-properties draw:fill="solid"/>
      <style:paragraph-properties fo:text-align="start"/>
      <style:text-properties fo:font-size="14pt" style:font-size-asian="14pt" style:font-size-complex="14pt"/>
    </style:style>
    <style:style style:name="P18" style:family="paragraph">
      <style:paragraph-properties fo:margin-left="0cm" fo:margin-right="0cm" fo:margin-top="0cm" fo:margin-bottom="0cm" fo:line-height="100%" fo:text-align="start" fo:text-indent="0cm"/>
      <style:text-properties fo:font-size="14pt" style:font-size-asian="14pt" style:font-size-complex="14pt"/>
    </style:style>
    <style:style style:name="P19" style:family="paragraph">
      <loext:graphic-properties draw:fill="none" draw:fill-color="#ffffff"/>
      <style:paragraph-properties fo:margin-left="0cm" fo:margin-right="0cm" fo:margin-top="0cm" fo:margin-bottom="0cm" fo:line-height="100%" fo:text-align="start" fo:text-indent="0cm"/>
      <style:text-properties fo:font-size="14pt" style:font-size-asian="14pt" style:font-size-complex="14pt"/>
    </style:style>
    <style:style style:name="P20" style:family="paragraph">
      <style:paragraph-properties fo:margin-left="0cm" fo:margin-right="0cm" fo:margin-top="0cm" fo:margin-bottom="0cm" fo:line-height="100%" fo:text-align="center" fo:text-indent="0cm"/>
      <style:text-properties fo:font-size="14pt" style:font-size-asian="14pt" style:font-size-complex="14pt"/>
    </style:style>
    <style:style style:name="P21" style:family="paragraph">
      <loext:graphic-properties draw:fill="none" draw:fill-color="#ffffff"/>
      <style:paragraph-properties fo:margin-left="0cm" fo:margin-right="0cm" fo:margin-top="0cm" fo:margin-bottom="0cm" fo:line-height="100%" fo:text-align="center" fo:text-indent="0cm"/>
      <style:text-properties fo:font-size="14pt" style:font-size-asian="14pt" style:font-size-complex="14pt"/>
    </style:style>
    <style:style style:name="P22" style:family="paragraph">
      <style:paragraph-properties fo:text-align="center"/>
      <style:text-properties fo:font-size="16pt" fo:font-weight="normal" style:font-size-asian="16pt" style:font-weight-asian="normal" style:font-size-complex="16pt" style:font-weight-complex="normal"/>
    </style:style>
    <style:style style:name="P23" style:family="paragraph">
      <loext:graphic-properties draw:fill="none"/>
      <style:paragraph-properties fo:text-align="center"/>
      <style:text-properties fo:font-size="16pt" fo:font-weight="normal" style:font-size-asian="16pt" style:font-weight-asian="normal" style:font-size-complex="16pt" style:font-weight-complex="normal"/>
    </style:style>
    <style:style style:name="T1" style:family="text">
      <style:text-properties fo:font-size="16pt" style:font-size-asian="16pt" style:font-size-complex="16pt"/>
    </style:style>
    <style:style style:name="T2" style:family="text">
      <style:text-properties style:font-size-asian="16pt" style:font-size-complex="16pt"/>
    </style:style>
    <style:style style:name="T3" style:family="text">
      <style:text-properties fo:font-weight="bold" style:font-size-asian="16pt" style:font-weight-asian="bold" style:font-size-complex="16pt" style:font-weight-complex="bold"/>
    </style:style>
    <style:style style:name="T4" style:family="text">
      <style:text-properties fo:font-size="14pt" style:font-size-asian="14pt" style:font-size-complex="14pt"/>
    </style:style>
    <style:style style:name="T5" style:family="text">
      <style:text-properties fo:font-weight="normal" style:font-size-asian="16pt" style:font-weight-asian="normal" style:font-size-complex="16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7cm" svg:height="1.4cm" svg:x="2.3cm" svg:y="1.7cm">
          <draw:text-box>
            <text:p>Boiler Heater</text:p>
          </draw:text-box>
        </draw:frame>
        <draw:custom-shape draw:style-name="gr2" draw:text-style-name="P3" xml:id="id1" draw:id="id1" draw:layer="layout" svg:width="3.3cm" svg:height="1.6cm" svg:x="2.686cm" svg:y="5.5cm">
          <text:p text:style-name="P2">Enable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xml:id="id2" draw:id="id2" draw:layer="layout" svg:width="3.3cm" svg:height="1.6cm" svg:x="13.587cm" svg:y="5.501cm">
          <text:p text:style-name="P2">Disable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5" draw:layer="layout" draw:line-skew="-0.899cm" svg:x1="4.336cm" svg:y1="5.5cm" svg:x2="15.237cm" svg:y2="5.501cm" draw:start-shape="id1" draw:start-glue-point="0" draw:end-shape="id2" draw:end-glue-point="0" svg:d="M4336 5500v-1400h10901v1401" svg:viewBox="0 0 10902 1402">
          <text:p text:style-name="P4"><text:span text:style-name="T1">Water </text:span><text:span text:style-name="T1">level low | </text:span><text:span text:style-name="T1">standbye | </text:span></text:p>
          <text:p text:style-name="P4"><text:span text:style-name="T1">Boiler </text:span><text:span text:style-name="T1">temp </text:span><text:span text:style-name="T1">sensor </text:span><text:span text:style-name="T1">error |</text:span></text:p>
          <text:p text:style-name="P4"><text:span text:style-name="T1">Boiler fill </text:span><text:span text:style-name="T1">probe </text:span><text:span text:style-name="T1">error</text:span></text:p>
        </draw:connector>
        <draw:connector draw:style-name="gr4" draw:text-style-name="P7" draw:layer="layout" draw:line-skew="1.697cm" svg:x1="15.237cm" svg:y1="7.101cm" svg:x2="4.336cm" svg:y2="7.1cm" draw:start-shape="id2" draw:start-glue-point="2" draw:end-shape="id1" svg:d="M15237 7101v2199h-10901v-2200" svg:viewBox="0 0 10902 2201">
          <text:p text:style-name="P6"><text:span text:style-name="T1">Water </text:span><text:span text:style-name="T1">level </text:span><text:span text:style-name="T1">sufficiently </text:span><text:span text:style-name="T1">high <text:s/>&amp; !</text:span><text:span text:style-name="T1">standbye </text:span><text:span text:style-name="T1">&amp;</text:span></text:p>
          <text:p text:style-name="P6"><text:span text:style-name="T1">!Boiler </text:span><text:span text:style-name="T1">temp </text:span><text:span text:style-name="T1">sensor </text:span><text:span text:style-name="T1">error &amp; </text:span></text:p>
          <text:p text:style-name="P6"><text:span text:style-name="T1">!Boiler fill </text:span><text:span text:style-name="T1">probe </text:span><text:span text:style-name="T1">error</text:span></text:p>
        </draw:connector>
        <draw:connector draw:style-name="gr5" draw:text-style-name="P8" draw:layer="layout" draw:type="line" svg:x1="18.9cm" svg:y1="6.339cm" svg:x2="16.887cm" svg:y2="6.301cm" draw:end-shape="id2" draw:end-glue-point="1" svg:d="M18900 6339l-2013-38" svg:viewBox="0 0 2014 39">
          <text:p/>
        </draw:connector>
        <draw:frame draw:style-name="gr6" draw:text-style-name="P1" draw:layer="layout" svg:width="6.9cm" svg:height="1.1cm" svg:x="3.429cm" svg:y="18cm">
          <draw:text-box>
            <text:p>Brewing Unit Heater</text:p>
          </draw:text-box>
        </draw:frame>
        <draw:custom-shape draw:style-name="gr2" draw:text-style-name="P3" xml:id="id3" draw:id="id3" draw:layer="layout" svg:width="3.3cm" svg:height="1.6cm" svg:x="2.515cm" svg:y="20.701cm">
          <text:p text:style-name="P2">Enable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xml:id="id4" draw:id="id4" draw:layer="layout" svg:width="3.3cm" svg:height="1.6cm" svg:x="13.416cm" svg:y="20.702cm">
          <text:p text:style-name="P2">Disable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7" draw:layer="layout" draw:line-skew="-0.5cm" svg:x1="4.165cm" svg:y1="20.701cm" svg:x2="15.066cm" svg:y2="20.702cm" draw:start-shape="id3" draw:start-glue-point="0" draw:end-shape="id4" draw:end-glue-point="0" svg:d="M4165 20701v-1001h10901v1002" svg:viewBox="0 0 10902 1003">
          <text:p text:style-name="P6"><text:span text:style-name="T1">Standbye | </text:span><text:span text:style-name="T1">BU temp </text:span><text:span text:style-name="T1">sensor </text:span><text:span text:style-name="T1">error</text:span></text:p>
        </draw:connector>
        <draw:connector draw:style-name="gr4" draw:text-style-name="P7" draw:layer="layout" draw:line-skew="0.996cm" svg:x1="15.066cm" svg:y1="22.302cm" svg:x2="4.165cm" svg:y2="22.301cm" draw:start-shape="id4" draw:start-glue-point="2" draw:end-shape="id3" svg:d="M15066 22302v1498h-10901v-1499" svg:viewBox="0 0 10902 1500">
          <text:p text:style-name="P6"><text:span text:style-name="T1">!standbye </text:span><text:span text:style-name="T1">&amp; !BU </text:span><text:span text:style-name="T1">temp </text:span><text:span text:style-name="T1">sensor </text:span><text:span text:style-name="T1">error</text:span></text:p>
        </draw:connector>
        <draw:connector draw:style-name="gr5" draw:text-style-name="P8" draw:layer="layout" draw:type="line" svg:x1="1.4cm" svg:y1="21.496cm" svg:x2="2.515cm" svg:y2="21.501cm" draw:end-shape="id3" svg:d="M1400 21496l1115 5" svg:viewBox="0 0 1116 6">
          <text:p/>
        </draw:connector>
      </draw:page>
      <draw:page draw:name="page2" draw:style-name="dp1" draw:master-page-name="Default">
        <draw:frame draw:style-name="gr7" draw:text-style-name="P10" draw:layer="layout" svg:width="5.4cm" svg:height="1.3cm" svg:x="4.7cm" svg:y="1.7cm">
          <draw:text-box>
            <text:p text:style-name="P9">Distribution</text:p>
          </draw:text-box>
        </draw:frame>
        <draw:custom-shape draw:style-name="gr8" draw:text-style-name="P11" draw:layer="layout" svg:width="4.6cm" svg:height="1.6cm" svg:x="13.348cm" svg:y="3.5cm">
          <text:p text:style-name="P6"><text:span text:style-name="T2">Error:</text:span></text:p>
          <text:p text:style-name="P6"><text:span text:style-name="T2">H2O Tank </text:span><text:span text:style-name="T2">empt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1" draw:layer="layout" svg:width="4cm" svg:height="1.9cm" svg:x="20.748cm" svg:y="3.4cm">
          <text:p text:style-name="P6"><text:span text:style-name="T2">Error:</text:span></text:p>
          <text:p text:style-name="P6"><text:span text:style-name="T2">Boiler fill </text:span><text:span text:style-name="T2">prob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3" xml:id="id7" draw:id="id7" draw:layer="layout" svg:width="3.593cm" svg:height="1.747cm" svg:x="13.555cm" svg:y="9.153cm">
          <text:p text:style-name="P12"><text:span text:style-name="T3">Id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1" draw:layer="layout" svg:width="2.9cm" svg:height="1.347cm" svg:x="21.648cm" svg:y="9.353cm">
          <text:p text:style-name="P6"><text:span text:style-name="T2">Fill Boi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1" xml:id="id6" draw:id="id6" draw:layer="layout" svg:width="3.6cm" svg:height="2.1cm" svg:x="6.148cm" svg:y="8.6cm">
          <text:p text:style-name="P6"><text:span text:style-name="T2">Distributio</text:span><text:span text:style-name="T2">n</text:span></text:p>
          <text:p text:style-name="P6"><text:span text:style-name="T2">Volumetric</text:span></text:p>
          <text:p text:style-name="P6"><text:span text:style-name="T2">E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1" xml:id="id5" draw:id="id5" draw:layer="layout" svg:width="3.2cm" svg:height="1.4cm" svg:x="7.148cm" svg:y="14.6cm">
          <text:p text:style-name="P6"><text:span text:style-name="T2">Distri</text:span><text:span text:style-name="T2">bution</text:span></text:p>
          <text:p text:style-name="P6"><text:span text:style-name="T2">Volu</text:span><text:span text:style-name="T2">metri</text:span><text:span text:style-name="T2">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1" xml:id="id10" draw:id="id10" draw:layer="layout" svg:width="3.3cm" svg:height="1.447cm" svg:x="7.3cm" svg:y="17.053cm">
          <text:p text:style-name="P6"><text:span text:style-name="T2">Distribution</text:span></text:p>
          <text:p text:style-name="P6"><text:span text:style-name="T2">Manua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 draw:text-style-name="P14" draw:layer="layout" svg:x1="16.948cm" svg:y1="5.2cm" svg:x2="16.848cm" svg:y2="9.1cm">
          <text:p text:style-name="P2"><text:span text:style-name="T4">!</text:span><text:span text:style-name="T4">Tank_empty </text:span><text:span text:style-name="T4">||</text:span></text:p>
          <text:p text:style-name="P2"><text:span text:style-name="T4">standbye</text:span></text:p>
        </draw:line>
        <draw:line draw:style-name="gr4" draw:text-style-name="P14" draw:layer="layout" svg:x1="14.348cm" svg:y1="9.1cm" svg:x2="14.348cm" svg:y2="5.1cm">
          <text:p text:style-name="P2"><text:span text:style-name="T4">Tank_empty</text:span></text:p>
        </draw:line>
        <draw:line draw:style-name="gr3" draw:text-style-name="P14" draw:layer="layout" svg:x1="21.748cm" svg:y1="9.4cm" svg:x2="17.948cm" svg:y2="4.2cm">
          <text:p text:style-name="P2"><text:span text:style-name="T4">Tank empty</text:span></text:p>
        </draw:line>
        <draw:line draw:style-name="gr15" draw:text-style-name="P14" draw:layer="layout" svg:x1="23.348cm" svg:y1="9.4cm" svg:x2="23.348cm" svg:y2="5.3cm">
          <text:p text:style-name="P2"><text:span text:style-name="T4">Refill time </text:span></text:p>
          <text:p text:style-name="P2"><text:span text:style-name="T4">exceeded</text:span></text:p>
        </draw:line>
        <draw:line draw:style-name="gr4" draw:text-style-name="P14" draw:layer="layout" svg:x1="17.248cm" svg:y1="9.5cm" svg:x2="21.748cm" svg:y2="9.6cm">
          <text:p text:style-name="P2"><text:span text:style-name="T4">Boiler </text:span><text:span text:style-name="T4">empty</text:span></text:p>
        </draw:line>
        <draw:line draw:style-name="gr4" draw:text-style-name="P14" draw:layer="layout" svg:x1="21.648cm" svg:y1="10.6cm" svg:x2="17.148cm" svg:y2="10.6cm">
          <text:p text:style-name="P2"><text:span text:style-name="T4"/></text:p>
        </draw:line>
        <draw:frame draw:style-name="gr16" draw:text-style-name="P1" draw:layer="layout" svg:width="11.9cm" svg:height="4.724cm" svg:x="1.3cm" svg:y="27.1cm">
          <draw:text-box>
            <text:p>Inputs:</text:p>
            <text:p><text:span text:style-name="T1">Dist_man: </text:span><text:span text:style-name="T1">manual </text:span><text:span text:style-name="T1">distribution </text:span><text:span text:style-name="T1">selected</text:span></text:p>
            <text:p><text:span text:style-name="T1">Dist_vol: </text:span><text:span text:style-name="T1">volumetric </text:span><text:span text:style-name="T1">distribution </text:span><text:span text:style-name="T1">selected</text:span></text:p>
            <text:p><text:span text:style-name="T1">Vol_set </text:span><text:span text:style-name="T1">reached: </text:span><text:span text:style-name="T1">set volume </text:span><text:span text:style-name="T1">has been </text:span><text:span text:style-name="T1">distributed</text:span></text:p>
            <text:p><text:span text:style-name="T1">Tank </text:span><text:span text:style-name="T1">empty: </text:span><text:span text:style-name="T1">Cold water </text:span><text:span text:style-name="T1">tank </text:span><text:span text:style-name="T1">empty</text:span></text:p>
            <text:p><text:span text:style-name="T1">Boiler </text:span><text:span text:style-name="T1">empty: Hot </text:span><text:span text:style-name="T1">water </text:span><text:span text:style-name="T1">boiler </text:span><text:span text:style-name="T1">empty</text:span></text:p>
          </draw:text-box>
        </draw:frame>
        <draw:frame draw:style-name="gr17" draw:text-style-name="P16" draw:layer="layout" svg:width="3.5cm" svg:height="0.906cm" draw:transform="rotate (0.265115513377939) translate (6.433cm 4.426cm)">
          <draw:text-box>
            <text:p text:style-name="P15"><text:span text:style-name="T4">Tank empty</text:span></text:p>
          </draw:text-box>
        </draw:frame>
        <draw:connector draw:style-name="gr15" draw:text-style-name="P17" draw:layer="layout" draw:type="curve" svg:x1="8.748cm" svg:y1="14.6cm" svg:x2="7.948cm" svg:y2="10.7cm" draw:start-shape="id5" draw:start-glue-point="0" draw:end-shape="id6" draw:end-glue-point="2" svg:d="M8748 14600c0-2923-800-974-800-3900" svg:viewBox="0 0 801 3901">
          <text:p><text:span text:style-name="T4"/></text:p>
        </draw:connector>
        <draw:connector draw:style-name="gr4" draw:text-style-name="P14" draw:layer="layout" draw:type="curve" svg:x1="9.748cm" svg:y1="9.65cm" svg:x2="13.555cm" svg:y2="10.026cm" draw:start-shape="id6" draw:start-glue-point="1" draw:end-shape="id7" draw:end-glue-point="3" svg:d="M9748 9650c2856 0 953 376 3807 376" svg:viewBox="0 0 3808 377">
          <text:p text:style-name="P2"><text:span text:style-name="T4"/></text:p>
        </draw:connector>
        <draw:connector draw:style-name="gr15" draw:text-style-name="P14" draw:layer="layout" draw:type="curve" svg:x1="8.748cm" svg:y1="14.6cm" svg:x2="13.555cm" svg:y2="10.026cm" draw:start-shape="id5" draw:start-glue-point="0" draw:end-shape="id7" draw:end-glue-point="3" svg:d="M8748 14600c0-3050 1602-4574 4807-4574" svg:viewBox="0 0 4808 4575">
          <text:p><text:span text:style-name="T4"/></text:p>
        </draw:connector>
        <draw:frame draw:style-name="gr18" draw:text-style-name="P19" draw:layer="layout" svg:width="2.7cm" svg:height="1.8cm" svg:x="6.148cm" svg:y="11.5cm">
          <draw:text-box>
            <text:p text:style-name="P18"><text:span text:style-name="T4">Vol_set </text:span><text:span text:style-name="T4">reached</text:span></text:p>
          </draw:text-box>
        </draw:frame>
        <draw:frame draw:style-name="gr19" draw:text-style-name="P19" draw:layer="layout" svg:width="2.952cm" svg:height="1.6cm" svg:x="9.048cm" svg:y="11.1cm">
          <draw:text-box>
            <text:p text:style-name="P18"><text:span text:style-name="T4">!Dist_vol ||</text:span></text:p>
            <text:p text:style-name="P18"><text:span text:style-name="T4">standbye</text:span></text:p>
          </draw:text-box>
        </draw:frame>
        <draw:frame draw:style-name="gr20" draw:text-style-name="P19" draw:layer="layout" svg:width="3.252cm" svg:height="2.471cm" svg:x="9.948cm" svg:y="9cm">
          <draw:text-box>
            <text:p text:style-name="P18"><text:span text:style-name="T4">!Dist_vol ||</text:span></text:p>
            <text:p text:style-name="P18"><text:span text:style-name="T4">standbye</text:span></text:p>
          </draw:text-box>
        </draw:frame>
        <draw:connector draw:style-name="gr5" draw:text-style-name="P8" draw:layer="layout" draw:type="curve" svg:x1="6.148cm" svg:y1="9.65cm" svg:x2="6.904cm" svg:y2="5.415cm" draw:start-shape="id6" draw:start-glue-point="3" svg:d="M6148 9650c-751 0-1129-4235 756-4235" svg:viewBox="0 0 1373 4236">
          <text:p/>
        </draw:connector>
        <draw:connector draw:style-name="gr5" draw:text-style-name="P8" draw:layer="layout" draw:type="line" svg:x1="7.148cm" svg:y1="15.3cm" svg:x2="4.029cm" svg:y2="15.351cm" draw:start-shape="id5" draw:start-glue-point="3" svg:d="M7148 15300l-3119 51" svg:viewBox="0 0 3120 52">
          <text:p/>
        </draw:connector>
        <draw:line draw:style-name="gr5" draw:text-style-name="P8" draw:layer="layout" svg:x1="12.1cm" svg:y1="7.8cm" svg:x2="13.6cm" svg:y2="9.3cm">
          <text:p/>
        </draw:line>
        <draw:frame draw:style-name="gr21" draw:text-style-name="P21" draw:layer="layout" svg:width="5.4cm" svg:height="1.361cm" svg:x="16.9cm" svg:y="10cm">
          <draw:text-box>
            <text:p text:style-name="P20"><text:span text:style-name="T4">!Boiler </text:span><text:span text:style-name="T4">empty || </text:span><text:span text:style-name="T4">standbye</text:span></text:p>
          </draw:text-box>
        </draw:frame>
        <draw:custom-shape draw:style-name="gr13" draw:text-style-name="P11" xml:id="id8" draw:id="id8" draw:layer="layout" svg:width="3.2cm" svg:height="1.4cm" svg:x="17.4cm" svg:y="14.4cm">
          <text:p text:style-name="P6"><text:span text:style-name="T2">Preinfusion</text:span></text:p>
          <text:p text:style-name="P6"><text:span text:style-name="T2">Buildu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1" xml:id="id9" draw:id="id9" draw:layer="layout" svg:width="3.2cm" svg:height="1.4cm" svg:x="17.4cm" svg:y="17.6cm">
          <text:p text:style-name="P6"><text:span text:style-name="T2">Preinfusion</text:span></text:p>
          <text:p text:style-name="P6"><text:span text:style-name="T2">Wai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 draw:text-style-name="P14" draw:layer="layout" svg:x1="16.5cm" svg:y1="11cm" svg:x2="18.3cm" svg:y2="14.4cm">
          <text:p text:style-name="P2"><text:span text:style-name="T4">Dist_man || </text:span></text:p>
          <text:p text:style-name="P2"><text:span text:style-name="T4">Dist_vol</text:span></text:p>
        </draw:line>
        <draw:connector draw:style-name="gr5" draw:text-style-name="P8" draw:layer="layout" draw:type="line" svg:x1="19cm" svg:y1="15.8cm" svg:x2="19cm" svg:y2="17.6cm" draw:start-shape="id8" draw:start-glue-point="2" draw:end-shape="id9" draw:end-glue-point="0" svg:d="M19000 15800v1800" svg:viewBox="0 0 1 1801">
          <text:p/>
        </draw:connector>
        <draw:connector draw:style-name="gr4" draw:text-style-name="P14" draw:layer="layout" draw:type="curve" svg:x1="17.4cm" svg:y1="15.1cm" svg:x2="10.348cm" svg:y2="15.3cm" draw:start-shape="id8" draw:start-glue-point="3" draw:end-shape="id5" draw:end-glue-point="1" svg:d="M17400 15100c-5287 0-1762 200-7052 200" svg:viewBox="0 0 7053 201">
          <text:p text:style-name="P2"><text:span text:style-name="T4">Dist_vol</text:span></text:p>
        </draw:connector>
        <draw:connector draw:style-name="gr5" draw:text-style-name="P8" draw:layer="layout" draw:type="curve" svg:x1="17.259cm" svg:y1="15.435cm" svg:x2="10.6cm" svg:y2="17.776cm" draw:end-shape="id10" draw:end-glue-point="1" svg:d="M17259 15435c-4617 0-1288 2341-6659 2341" svg:viewBox="0 0 6660 2342">
          <text:p/>
        </draw:connector>
        <draw:connector draw:style-name="gr3" draw:text-style-name="P14" draw:layer="layout" draw:type="curve" svg:x1="17.4cm" svg:y1="18.3cm" svg:x2="10.6cm" svg:y2="17.776cm" draw:start-shape="id9" draw:start-glue-point="3" draw:end-shape="id10" draw:end-glue-point="1" svg:d="M17400 18300c-5098 0-1699-524-6800-524" svg:viewBox="0 0 6801 525">
          <text:p text:style-name="P2"><text:span text:style-name="T4">Dist_man</text:span></text:p>
        </draw:connector>
        <draw:connector draw:style-name="gr5" draw:text-style-name="P8" draw:layer="layout" draw:type="curve" draw:line-skew="1.525cm" svg:x1="17.4cm" svg:y1="18.3cm" svg:x2="10.348cm" svg:y2="15.3cm" draw:start-shape="id9" draw:start-glue-point="3" draw:end-shape="id5" draw:end-glue-point="1" svg:d="M17400 18300c-3000 0 526-3000-7052-3000" svg:viewBox="0 0 7053 3001">
          <text:p/>
        </draw:connector>
        <draw:line draw:style-name="gr5" draw:text-style-name="P8" draw:layer="layout" svg:x1="19.9cm" svg:y1="14.4cm" svg:x2="17cm" svg:y2="10.9cm">
          <text:p/>
        </draw:line>
        <draw:frame draw:style-name="gr22" draw:text-style-name="P16" draw:layer="layout" svg:width="3.5cm" svg:height="1.916cm" draw:transform="rotate (-0.879296877154743) translate (19.568cm 11.1cm)">
          <draw:text-box>
            <text:p text:style-name="P15"><text:span text:style-name="T4">!Dist_man &amp; </text:span></text:p>
            <text:p text:style-name="P15"><text:span text:style-name="T4">!Dist_vol</text:span></text:p>
            <text:p text:style-name="P15"><text:span text:style-name="T4">|| standbye</text:span></text:p>
          </draw:text-box>
        </draw:frame>
        <draw:frame draw:style-name="gr23" draw:text-style-name="P19" draw:layer="layout" svg:width="2.5cm" svg:height="1cm" svg:x="14.6cm" svg:y="16.8cm">
          <draw:text-box>
            <text:p text:style-name="P18"><text:span text:style-name="T4">Dist_vol</text:span></text:p>
          </draw:text-box>
        </draw:frame>
        <draw:frame draw:style-name="gr24" draw:text-style-name="P19" draw:layer="layout" svg:width="2.7cm" svg:height="1.361cm" svg:x="12.1cm" svg:y="16.3cm">
          <draw:text-box>
            <text:p text:style-name="P18"><text:span text:style-name="T4">Dist_man</text:span></text:p>
          </draw:text-box>
        </draw:frame>
        <draw:frame draw:style-name="gr25" draw:text-style-name="P16" draw:layer="layout" svg:width="3.7cm" svg:height="1.361cm" svg:x="18.8cm" svg:y="15.939cm">
          <draw:text-box>
            <text:p text:style-name="P15"><text:span text:style-name="T4">Preinfusion </text:span><text:span text:style-name="T4">wait time &gt; </text:span><text:span text:style-name="T4">0</text:span></text:p>
          </draw:text-box>
        </draw:frame>
        <draw:path draw:style-name="gr26" draw:text-style-name="P8" draw:layer="layout" svg:width="3.346cm" svg:height="4.749cm" draw:transform="rotate (0.322885911618951) translate (19.2917856679079cm 14.2648341231456cm)" svg:viewBox="0 0 3347 4750" svg:d="M0 4589c372-6 736 88 1103 134 359 45 737 44 1086-78 389-137 686-451 857-803 140-284 214-597 275-908 63-325 2-656-87-971-102-359-286-726-644-893-271-126-533-278-820-363-279-82-559-191-786-380l-238-168-255-115-132-44">
          <text:p/>
        </draw:path>
        <draw:path draw:style-name="gr26" draw:text-style-name="P8" draw:layer="layout" svg:width="17.242cm" svg:height="16.439cm" draw:transform="rotate (-1.5707963267949) translate (19.145321158373cm 4.29730358193988cm)" svg:viewBox="0 0 17243 16440" svg:d="M14767 16c388-58 830 35 1088 335 373 433 567 990 754 1535 128 374 149 742 251 1116 107 391 169 794 195 1201 21 327 50 655 112 977 65 341 30 686 56 1032 34 454 18 913 0 1368-14 355-68 708-112 1061-49 389-83 789-251 1144-231 488-568 930-977 1284-418 362-807 761-1172 1172-368 413-761 803-1173 1173-414 373-812 768-1283 1060-460 285-863 646-1368 866-442 193-889 369-1340 530-512 184-1042 346-1591 363-423 13-833 88-1256 139-462 56-914 30-1368 56-381 22-764 7-1144 0-373-7-745 16-1117-56-331-64-639-191-949-307-424-157-663-574-809-977-138-382-169-778-279-1172-105-377-106-780-112-1172-8-444-90-871-139-1312-48-432-139-858-224-1284-74-364-136-733-251-1089-95-291-164-591-223-893-54-275-91-555-84-837 6-305 0-614 0-921v-307-84">
          <text:p/>
        </draw:path>
        <draw:line draw:style-name="gr5" draw:text-style-name="P8" draw:layer="layout" svg:x1="7.4cm" svg:y1="18cm" svg:x2="5.6cm" svg:y2="17.8cm">
          <text:p/>
        </draw:line>
        <draw:line draw:style-name="gr5" draw:text-style-name="P8" draw:layer="layout" svg:x1="17.7cm" svg:y1="15.9cm" svg:x2="16.9cm" svg:y2="21.1cm">
          <text:p/>
        </draw:line>
        <draw:custom-shape draw:style-name="gr27" draw:text-style-name="P3" draw:layer="layout" svg:width="24.6cm" svg:height="19.2cm" svg:x="2cm" svg:y="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8" draw:layer="layout" svg:x1="10.6cm" svg:y1="17.2cm" svg:x2="13.7cm" svg:y2="10.9cm">
          <text:p/>
        </draw:line>
        <draw:frame draw:style-name="gr28" draw:text-style-name="P19" draw:layer="layout" svg:width="3.252cm" svg:height="1.916cm" svg:x="12.148cm" svg:y="12.184cm">
          <draw:text-box>
            <text:p text:style-name="P18"><text:span text:style-name="T4">!Dist_man ||</text:span></text:p>
            <text:p text:style-name="P18"><text:span text:style-name="T4">standbye</text:span></text:p>
          </draw:text-box>
        </draw:frame>
      </draw:page>
      <draw:page draw:name="page3" draw:style-name="dp1" draw:master-page-name="Default">
        <draw:frame draw:style-name="gr29" draw:text-style-name="P1" draw:layer="layout" svg:width="7.2cm" svg:height="1.7cm" svg:x="2.8cm" svg:y="2.4cm">
          <draw:text-box>
            <text:p>Machine Status</text:p>
          </draw:text-box>
        </draw:frame>
        <draw:custom-shape draw:style-name="gr10" draw:text-style-name="P13" xml:id="id11" draw:id="id11" draw:layer="layout" svg:width="3.593cm" svg:height="1.747cm" svg:x="6.5cm" svg:y="6.953cm">
          <text:p text:style-name="P12"><text:span text:style-name="T3">Ru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23" xml:id="id12" draw:id="id12" draw:layer="layout" svg:width="3.593cm" svg:height="1.747cm" svg:x="14.807cm" svg:y="6.9cm">
          <text:p text:style-name="P22"><text:span text:style-name="T5">Standby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8" draw:layer="layout" svg:x1="5cm" svg:y1="7.9cm" svg:x2="6.5cm" svg:y2="7.9cm">
          <text:p/>
        </draw:line>
        <draw:connector draw:style-name="gr4" draw:text-style-name="P14" draw:layer="layout" draw:type="curve" draw:line-skew="-0.634cm" svg:x1="8.296cm" svg:y1="6.953cm" svg:x2="16.603cm" svg:y2="6.9cm" draw:start-shape="id11" draw:start-glue-point="0" draw:end-shape="id12" draw:end-glue-point="0" svg:d="M8296 6953c0-1783 8307-1757 8307-53" svg:viewBox="0 0 8308 1335">
          <text:p text:style-name="P2"><text:span text:style-name="T4">Standbye </text:span><text:span text:style-name="T4">pressed ||</text:span></text:p>
          <text:p text:style-name="P2"><text:span text:style-name="T4">No input to </text:span><text:span text:style-name="T4">standbye time </text:span><text:span text:style-name="T4">reached</text:span></text:p>
        </draw:connector>
        <draw:connector draw:style-name="gr15" draw:text-style-name="P14" draw:layer="layout" draw:type="curve" draw:line-skew="0.736cm" svg:x1="16.603cm" svg:y1="8.647cm" svg:x2="8.296cm" svg:y2="8.7cm" draw:start-shape="id12" draw:start-glue-point="2" draw:end-shape="id11" draw:end-glue-point="2" svg:d="M16603 8647c0 1935-8307 1908-8307 53" svg:viewBox="0 0 8308 1449">
          <text:p text:style-name="P2"><text:span text:style-name="T4">Any button pressed ||</text:span></text:p>
          <text:p text:style-name="P2"><text:span text:style-name="T4">Wakeup time reached</text:span></text:p>
        </draw:connector>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Long_20_Dot" draw:display-name="Long Dot" draw:style="rect" draw:dots1="1" draw:dots1-length="100%" draw:dots2="1" draw:dots2-length="1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4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5T21:31:06.997186583</meta:creation-date>
    <dc:date>2020-09-25T23:07:38.975264498</dc:date>
    <meta:editing-duration>PT42M10S</meta:editing-duration>
    <meta:editing-cycles>14</meta:editing-cycles>
    <meta:generator>LibreOffice/6.4.5.2$Linux_X86_64 LibreOffice_project/40$Build-2</meta:generator>
    <meta:document-statistic meta:object-count="64"/>
  </office:meta>
</office:document-meta>
</file>